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1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7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302ceb" officeooo:paragraph-rsid="00302ceb" style:font-name-asian="Arial1" style:font-size-asian="11pt" style:font-style-asian="normal" style:font-weight-asian="normal" style:font-name-complex="Arial1" style:font-size-complex="11pt"/>
    </style:style>
    <style:style style:name="P5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3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4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  <style:style style:name="T9" style:family="text">
      <style:text-properties officeooo:rsid="002e10c8"/>
    </style:style>
    <style:style style:name="T10" style:family="text">
      <style:text-properties officeooo:rsid="002fda12"/>
    </style:style>
    <style:style style:name="T11" style:family="text">
      <style:text-properties officeooo:rsid="00302c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1616758842209560965" text:style-name="WWNum12">
        <text:list-item>
          <text:p text:style-name="P15">Los actores del sistema serán administradores, usuarios, periodistas, managers y moderadores. El sistema guarda lo siguiente de cada actor:</text:p>
        </text:list-item>
      </text:list>
      <text:list xml:id="list1177231231860519974" text:style-name="WWNum6">
        <text:list-item>
          <text:p text:style-name="P22">Nombre.</text:p>
        </text:list-item>
        <text:list-item>
          <text:p text:style-name="P22">Apellido.</text:p>
        </text:list-item>
        <text:list-item>
          <text:p text:style-name="P22">Correo electrónico.</text:p>
        </text:list-item>
      </text:list>
      <text:p text:style-name="P6"/>
      <text:list xml:id="list120541083058679" text:continue-list="list1616758842209560965" text:style-name="WWNum12">
        <text:list-item>
          <text:p text:style-name="P15">Los periodistas pueden publicar noticias, las cuales constan de: </text:p>
        </text:list-item>
      </text:list>
      <text:list xml:id="list6311462482376245205" text:style-name="WWNum8">
        <text:list-item>
          <text:p text:style-name="P23">Título.</text:p>
        </text:list-item>
        <text:list-item>
          <text:p text:style-name="P23">Imagen (opcional).</text:p>
        </text:list-item>
        <text:list-item>
          <text:p text:style-name="P23">Descripción.</text:p>
        </text:list-item>
        <text:list-item>
          <text:p text:style-name="P23">Video (opcional).</text:p>
        </text:list-item>
        <text:list-item>
          <text:p text:style-name="P36">Categoría.</text:p>
        </text:list-item>
        <text:list-item>
          <text:p text:style-name="P36">Estado de la noticia (DENEGADA, PENDIENTE, PUBLICADA).</text:p>
        </text:list-item>
        <text:list-item>
          <text:p text:style-name="P23">Fecha de la noticia (generada automáticamente al crear la noticia)</text:p>
        </text:list-item>
        <text:list-item>
          <text:p text:style-name="P23">Número de visitas.</text:p>
        </text:list-item>
        <text:list-item>
          <text:p text:style-name="P23">Noticias Asociadas (opcional).</text:p>
        </text:list-item>
      </text:list>
      <text:p text:style-name="P6"/>
      <text:list xml:id="list120541675564977" text:continue-list="list120541083058679" text:style-name="WWNum12">
        <text:list-item>
          <text:p text:style-name="P15">Un usuario puede crear un reporte sobre una noticia, el cuál tendrá un campo de texto para indicar el motivo del reporte.</text:p>
        </text:list-item>
      </text:list>
      <text:p text:style-name="P6"/>
      <text:list xml:id="list120540714403831" text:continue-numbering="true" text:style-name="WWNum12">
        <text:list-item>
          <text:p text:style-name="P15">Un usuario puede comentar las noticias. Los comentarios constan de:</text:p>
        </text:list-item>
      </text:list>
      <text:list xml:id="list9102901870801481991" text:style-name="WWNum4">
        <text:list-item>
          <text:p text:style-name="P24">Título</text:p>
        </text:list-item>
        <text:list-item>
          <text:p text:style-name="P24">Descripción</text:p>
        </text:list-item>
        <text:list-item>
          <text:p text:style-name="P24">Fecha del comentario(generada automáticamente al crear el comentario)</text:p>
        </text:list-item>
      </text:list>
      <text:p text:style-name="P6"/>
      <text:list xml:id="list120540757047779" text:continue-list="list120540714403831" text:style-name="WWNum12">
        <text:list-item>
          <text:p text:style-name="P15">En la página principal de bienvenida se mostrará un banner el cual consta de una imagen.</text:p>
        </text:list-item>
      </text:list>
      <text:p text:style-name="P6"/>
      <text:list xml:id="list120540556261719" text:continue-numbering="true" text:style-name="WWNum12">
        <text:list-item>
          <text:p text:style-name="P15">Cada periodista tendrá adicionalmente una foto de su perfil.</text:p>
        </text:list-item>
      </text:list>
      <text:p text:style-name="P6"/>
      <text:list xml:id="list120540534838897" text:continue-numbering="true" text:style-name="WWNum12">
        <text:list-item>
          <text:p text:style-name="P15">Los periodistas y moderadores dispondrán de carteras.</text:p>
        </text:list-item>
      </text:list>
      <text:p text:style-name="P6"/>
      <text:list xml:id="list120539946494765" text:continue-numbering="true" text:style-name="WWNum12">
        <text:list-item>
          <text:p text:style-name="P15">Las cartera consta de:</text:p>
        </text:list-item>
      </text:list>
      <text:list xml:id="list5478566849941356426" text:style-name="WWNum13">
        <text:list-item>
          <text:p text:style-name="P25">email de paypal.</text:p>
        </text:list-item>
        <text:list-item>
          <text:p text:style-name="P25">Saldo acumulado.(mínimo 0.)</text:p>
        </text:list-item>
        <text:list-item>
          <text:p text:style-name="P25">Saldo total conseguido(mínimo 0.)</text:p>
        </text:list-item>
      </text:list>
      <text:p text:style-name="P49"/>
      <text:p text:style-name="P49"/>
      <text:list xml:id="list120540919091626" text:continue-list="list120539946494765" text:style-name="WWNum12">
        <text:list-item>
          <text:p text:style-name="P15"><text:soft-page-break/>Cada usuario tendrá adicionalmente lo siguiente:</text:p>
        </text:list-item>
      </text:list>
      <text:list xml:id="list3983376299734010029" text:style-name="WWNum1">
        <text:list-item>
          <text:p text:style-name="P26">Puntos conseguidos, los cuales se ganan comentando y cuando compartas noticias y eventos.(mínimo 0.)</text:p>
        </text:list-item>
        <text:list-item>
          <text:p text:style-name="P26">Estatus (PRINCIPIANTE, VETERANO, MAESTRO) , el estatus se podrá cambiar gastando los puntos.</text:p>
        </text:list-item>
      </text:list>
      <text:p text:style-name="P6"/>
      <text:list xml:id="list120540080627140" text:continue-list="list120540919091626" text:style-name="WWNum12">
        <text:list-item>
          <text:p text:style-name="P15">El administrador puede fijar una tasa para decidir cuánto se paga por cada visita de una noticia a su creador y la tasa del moderador. Mínimo 0,01 €.</text:p>
        </text:list-item>
      </text:list>
      <text:p text:style-name="P6"/>
      <text:list xml:id="list120540786634315" text:continue-numbering="true" text:style-name="WWNum12">
        <text:list-item>
          <text:p text:style-name="P15">Un Administrador puede crear sorteos, los cuales constan de:</text:p>
        </text:list-item>
      </text:list>
      <text:list xml:id="list6493707587101062802" text:style-name="WWNum16">
        <text:list-item>
          <text:p text:style-name="P27">Premio a sortear (nombre, precio, imagen)</text:p>
        </text:list-item>
        <text:list-item>
          <text:p text:style-name="P27">Fecha de vencimiento</text:p>
        </text:list-item>
        <text:list-item>
          <text:p text:style-name="P27">Descripción</text:p>
        </text:list-item>
        <text:list-item>
          <text:p text:style-name="P27">Título</text:p>
        </text:list-item>
        <text:list-item>
          <text:p text:style-name="P27">Puntos necesarios para inscribirte</text:p>
        </text:list-item>
        <text:list-item>
          <text:p text:style-name="P27">Fecha del inicio(generada automáticamente al crear el sorteo)</text:p>
        </text:list-item>
        <text:list-item>
          <text:p text:style-name="P37">Participantes</text:p>
        </text:list-item>
        <text:list-item>
          <text:p text:style-name="P37">Ganador (Cuando se asigna significa que el sorteo ha pasado)</text:p>
        </text:list-item>
      </text:list>
      <text:p text:style-name="P6"/>
      <text:list xml:id="list120541258957847" text:continue-list="list120540786634315" text:style-name="WWNum12">
        <text:list-item>
          <text:p text:style-name="P18"><text:span text:style-name="T1">Una </text:span><text:span text:style-name="T2">agencia </text:span><text:span text:style-name="T1">puede crear eventos, los cuales constan de:</text:span></text:p>
        </text:list-item>
      </text:list>
      <text:list xml:id="list2395263469245583397" text:style-name="WWNum9">
        <text:list-item>
          <text:p text:style-name="P28">Título</text:p>
        </text:list-item>
        <text:list-item>
          <text:p text:style-name="P28">Imagen(opcional)</text:p>
        </text:list-item>
        <text:list-item>
          <text:p text:style-name="P28">Descripción</text:p>
        </text:list-item>
        <text:list-item>
          <text:p text:style-name="P28">Dirección</text:p>
        </text:list-item>
        <text:list-item>
          <text:p text:style-name="P28">Fecha en la que tiene lugar el evento.</text:p>
        </text:list-item>
        <text:list-item>
          <text:p text:style-name="P28">Artículos relacionados (Redactados por los periodistas de la agencia)</text:p>
        </text:list-item>
      </text:list>
      <text:p text:style-name="P6"/>
      <text:list xml:id="list120540756359738" text:continue-list="list120541258957847" text:style-name="WWNum12">
        <text:list-item>
          <text:p text:style-name="P15">Los managers pueden crear agencias de eventos, las cuales constan de:</text:p>
        </text:list-item>
      </text:list>
      <text:list xml:id="list7450887280072031847" text:style-name="WWNum10">
        <text:list-item>
          <text:p text:style-name="P16">Nombre.</text:p>
        </text:list-item>
        <text:list-item>
          <text:p text:style-name="P16">Una palabra que describa los eventos que organiza la agencia. ej: musicales, arte, deporte etc...</text:p>
        </text:list-item>
        <text:list-item>
          <text:p text:style-name="P16">Dirección física de la agencia.</text:p>
        </text:list-item>
        <text:list-item>
          <text:p text:style-name="P16">Capacidad (nº de periodistas máximo).</text:p>
        </text:list-item>
        <text:list-item>
          <text:p text:style-name="P16">Importancia(propiedad derivada calculada en base al número de visitas de las noticias creadas por los periodistas pertenecientes a la agencia).</text:p>
        </text:list-item>
      </text:list>
      <text:p text:style-name="P6"/>
      <text:list xml:id="list120540388043747" text:continue-list="list120540756359738" text:style-name="WWNum12">
        <text:list-item>
          <text:p text:style-name="P17">Los usuarios pueden enviar mensajes directos a otros usuarios, estos mensajes constan de:</text:p>
        </text:list-item>
      </text:list>
      <text:list xml:id="list1568861067290352997" text:style-name="WWNum11">
        <text:list-item>
          <text:p text:style-name="P52">Texto opcional.</text:p>
        </text:list-item>
        <text:list-item>
          <text:p text:style-name="P52">Una noticia.</text:p>
        </text:list-item>
      </text:list>
      <text:p text:style-name="P1"/>
      <text:list xml:id="list120541037082110" text:continue-list="list120540388043747" text:style-name="WWNum12">
        <text:list-item>
          <text:p text:style-name="P21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<text:soft-page-break/></text:p>
      <text:p text:style-name="P10"/>
      <text:p text:style-name="P10">Requisitos Funcionales</text:p>
      <text:p text:style-name="P5"/>
      <text:list xml:id="list120541635553656" text:continue-numbering="true" text:style-name="WWNum12">
        <text:list-item>
          <text:p text:style-name="P18"><text:span text:style-name="T1">Un actor que </text:span><text:span text:style-name="T4">no esté autenticado </text:span><text:span text:style-name="T1">debe poder:</text:span></text:p>
        </text:list-item>
      </text:list>
      <text:list xml:id="list3922609129241190342" text:style-name="WWNum7">
        <text:list-item>
          <text:p text:style-name="P29">Navegar por la lista de noticias agrupadas por su categoría(ordenadas por fecha de publicación de más reciente a más antigua).</text:p>
        </text:list-item>
        <text:list-item>
          <text:p text:style-name="P29">Mostrar las noticias para ver toda su información.</text:p>
        </text:list-item>
        <text:list-item>
          <text:p text:style-name="P29">Mostrar el autor de la noticia.</text:p>
        </text:list-item>
        <text:list-item>
          <text:p text:style-name="P29">Registrarse como usuario, como periodista o como moderador. (Para registrarse como periodista o moderador, deberá registrar su cartera).</text:p>
        </text:list-item>
        <text:list-item>
          <text:p text:style-name="P41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9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20540953725628" text:continue-list="list120541635553656" text:style-name="WWNum12">
        <text:list-item>
          <text:p text:style-name="P18"><text:span text:style-name="T1">Un actor que esté autentificado como </text:span><text:span text:style-name="T4">moderador </text:span><text:span text:style-name="T1">debe poder:</text:span></text:p>
        </text:list-item>
      </text:list>
      <text:list xml:id="list9147910504529850600" text:style-name="WWNum14">
        <text:list-item>
          <text:p text:style-name="P30">Hacer lo mismo que un usuario no autenticado excepto registrarse.</text:p>
        </text:list-item>
        <text:list-item>
          <text:p text:style-name="P47">Editar sus datos personales.</text:p>
        </text:list-item>
        <text:list-item>
          <text:p text:style-name="P30">Ver un listado con las noticias que tienen 3 o más reportes y banearlas si lo cree necesario.</text:p>
        </text:list-item>
        <text:list-item>
          <text:p text:style-name="P38">Banear un periodista y desbanearlo en base a <text:span text:style-name="T7">que alguna de sus noticias esté baneada</text:span>.</text:p>
        </text:list-item>
        <text:list-item>
          <text:p text:style-name="P51">Banear/Desbanear un usuario.</text:p>
        </text:list-item>
        <text:list-item>
          <text:p text:style-name="P30">Aceptar o denegar una noticia antes de que se muestre en la web.</text:p>
        </text:list-item>
        <text:list-item>
          <text:p text:style-name="P30">Retirar el saldo acumulado de su cartera.</text:p>
        </text:list-item>
      </text:list>
      <text:p text:style-name="P6"/>
      <text:list xml:id="list120540691783062" text:continue-list="list120540953725628" text:style-name="WWNum12">
        <text:list-item>
          <text:p text:style-name="P18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3738293503645848212" text:style-name="WWNum17">
        <text:list-item>
          <text:p text:style-name="P31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8">Crear cuantas para otros administradores.</text:p>
        </text:list-item>
        <text:list-item>
          <text:p text:style-name="P48">Actualizar sus datos personales.</text:p>
        </text:list-item>
        <text:list-item>
          <text:p text:style-name="P31">Cambiar la tasa de dinero recibido por los periodistas por cada visita que recibe una noticia y la tasa de creación de una agencia.</text:p>
        </text:list-item>
        <text:list-item>
          <text:p text:style-name="P31">Cambiar el nº de puntos que reciben los usuarios según su estatus al comentar o compartir noticias</text:p>
        </text:list-item>
        <text:list-item>
          <text:p text:style-name="P31"><text:span text:style-name="T9">Gestionar</text:span> <text:span text:style-name="T10">premios</text:span>. <text:span text:style-name="T9">Lo que incluye listar, crear, editar y borrar premios.</text:span> <text:span text:style-name="T9">E</text:span>l ganador se decide de forma aleatoria al pulsar un botón para computar los ganadores de los concursos finalizados. <text:span text:style-name="T11">El premio no se puede borrar si está siendo usado en algún sorteo.</text:span></text:p>
        </text:list-item>
        <text:list-item>
          <text:p text:style-name="P50">Gestionar sorteos. Lo que incluye listar, crear, editar y borrar sorteos.</text:p>
        </text:list-item>
        <text:list-item>
          <text:p text:style-name="P31">Mostrar un tablero de información con lo siguiente:</text:p>
          <text:list>
            <text:list-item>
              <text:p text:style-name="P53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4">El nombre del periodista que más dinero ha obtenido con sus noticias.<text:soft-page-break/>(incluyendo el dinero que ha retirado)</text:p>
            </text:list-item>
            <text:list-item>
              <text:p text:style-name="P54">El número de usuarios con estatus principiante, veterano y maestro.</text:p>
            </text:list-item>
            <text:list-item>
              <text:p text:style-name="P54">El mínimo, media y máximo de puntos necesario para apuntarse a un sorteo.</text:p>
            </text:list-item>
            <text:list-item>
              <text:p text:style-name="P54">El número de total de puntos que se han conseguido entre todos los usuarios.</text:p>
            </text:list-item>
            <text:list-item>
              <text:p text:style-name="P54">Lista de usuarios en orden de descendiente según el número de puntos.</text:p>
            </text:list-item>
            <text:list-item>
              <text:p text:style-name="P54">Lista de periodistas en orden de descendiente según el número total de visitas de sus noticias.</text:p>
            </text:list-item>
            <text:list-item>
              <text:p text:style-name="P54">Número de noticias baneadas.</text:p>
            </text:list-item>
            <text:list-item>
              <text:p text:style-name="P54">Número de noticias publicadas.</text:p>
            </text:list-item>
            <text:list-item>
              <text:p text:style-name="P54">El número de sorteos que hay en el sistema. (futuros, activos y pasados)</text:p>
            </text:list-item>
          </text:list>
        </text:list-item>
      </text:list>
      <text:p text:style-name="P6"/>
      <text:list xml:id="list120540938218032" text:continue-list="list120540691783062" text:style-name="WWNum12">
        <text:list-item>
          <text:p text:style-name="P18"><text:span text:style-name="T1">Un actor que esté autentificado como </text:span><text:span text:style-name="T4">usuario </text:span><text:span text:style-name="T1">debe poder:</text:span></text:p>
        </text:list-item>
      </text:list>
      <text:list xml:id="list4230507586800418966" text:style-name="WWNum3">
        <text:list-item>
          <text:p text:style-name="P32">Hacer lo mismo que un usuario no autenticado excepto registrarse.</text:p>
        </text:list-item>
        <text:list-item>
          <text:p text:style-name="P42"><text:span text:style-name="T2">Compartir las noticias mediante mensaje directo</text:span><text:span text:style-name="T1">.</text:span></text:p>
        </text:list-item>
        <text:list-item>
          <text:p text:style-name="P39">Seguir a otros usuarios y dejar de seguirlos, seguir a otros usuarios permite ver una colección de noticias que le gustan a esos usuarios.</text:p>
        </text:list-item>
        <text:list-item>
          <text:p text:style-name="P39">Seguir a periodistas y dejar de seguirlos. Seguir periodistas permite acceder rápidamente a una lista con las noticias de esos periodistas.</text:p>
        </text:list-item>
        <text:list-item>
          <text:p text:style-name="P32">Escribir un comentario sobre una noticia</text:p>
        </text:list-item>
        <text:list-item>
          <text:p text:style-name="P32">Crear un reporte sobre una noticia</text:p>
        </text:list-item>
        <text:list-item>
          <text:p text:style-name="P32">Editar su perfil y ver perfil.</text:p>
        </text:list-item>
        <text:list-item>
          <text:p text:style-name="P32">Listar los sorteos próximos (ordenados de más reciente <text:s/>a más futuro).</text:p>
        </text:list-item>
        <text:list-item>
          <text:p text:style-name="P32">Apuntarse a un sorteo gastando los puntos conseguidos que sean necesarios para entrar al sorteo.</text:p>
        </text:list-item>
        <text:list-item>
          <text:p text:style-name="P42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2">Listar los sorteos a los que se ha apuntado.</text:p>
        </text:list-item>
        <text:list-item>
          <text:p text:style-name="P32">Listar los usuarios a los que sigue.</text:p>
        </text:list-item>
        <text:list-item>
          <text:p text:style-name="P39">Listas las noticias y eventos que han compartido los usuarios a los que sigues.</text:p>
        </text:list-item>
        <text:list-item>
          <text:p text:style-name="P46">Modificar y limpiar los filtros de su buscador personalizado. Si los filtros están vacíos, el resultado serán todas las noticias.</text:p>
        </text:list-item>
        <text:list-item>
          <text:p text:style-name="P42"><text:span text:style-name="T5">Mostrar las noticias de su buscador personalizado</text:span>.</text:p>
        </text:list-item>
      </text:list>
      <text:p text:style-name="P6"/>
      <text:list xml:id="list120541816194206" text:continue-list="list120540938218032" text:style-name="WWNum12">
        <text:list-item>
          <text:p text:style-name="P19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4338162482848726755" text:style-name="WWNum2">
        <text:list-item>
          <text:p text:style-name="P33">Hacer lo mismo que un usuario no autenticado excepto registrarse.</text:p>
        </text:list-item>
        <text:list-item>
          <text:p text:style-name="P33">Listas las noticias propias.</text:p>
        </text:list-item>
      </text:list>
      <text:list xml:id="list6858425544817633063" text:style-name="WWNum15">
        <text:list-item>
          <text:p text:style-name="P43"><text:span text:style-name="T1">Crear una noticia y borrarla. (los usuarios que compartían la noticia deberán dejar de compartir la noticia, y los comentarios sobre la noticia deberán </text:span><text:soft-page-break/><text:span text:style-name="T1">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4">Editar su perfil</text:p>
        </text:list-item>
        <text:list-item>
          <text:p text:style-name="P34">Listar las diferentes agencias con capacidad para contratar nuevos periodistas</text:p>
        </text:list-item>
        <text:list-item>
          <text:p text:style-name="P43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4">Salir de una agencia.</text:p>
        </text:list-item>
        <text:list-item>
          <text:p text:style-name="P34">Listar los otros periodistas viendo la agencia a la que pertenecen.</text:p>
        </text:list-item>
        <text:list-item>
          <text:p text:style-name="P44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20540223755978" text:continue-list="list120541816194206" text:style-name="WWNum12">
        <text:list-item>
          <text:p text:style-name="P18"><text:span text:style-name="T1">Un actor que esté autentificado como </text:span><text:span text:style-name="T4">manager</text:span><text:span text:style-name="T1"> debe poder:</text:span></text:p>
        </text:list-item>
      </text:list>
      <text:list xml:id="list2694697767030899028" text:style-name="WWNum5">
        <text:list-item>
          <text:p text:style-name="P35">Hacer lo mismo que un usuario no autentificado excepto registrarse.</text:p>
        </text:list-item>
        <text:list-item>
          <text:p text:style-name="P45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0">Expulsar a periodistas de sus agencias.</text:p>
        </text:list-item>
        <text:list-item>
          <text:p text:style-name="P35">Lista<text:span text:style-name="T8">r</text:span> otras agencias.</text:p>
        </text:list-item>
        <text:list-item>
          <text:p text:style-name="P40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20541751131446" text:continue-list="list120540223755978" text:style-name="WWNum12">
        <text:list-item>
          <text:p text:style-name="P15">El sistema debe estar disponible en inglés y en español. (mediante mensajes en inglés y español.)</text:p>
        </text:list-item>
      </text:list>
      <text:p text:style-name="P11"/>
      <text:list xml:id="list120541161330019" text:continue-numbering="true" text:style-name="WWNum12">
        <text:list-item>
          <text:p text:style-name="P20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20540031286700" text:continue-numbering="true" text:style-name="WWNum12">
        <text:list-item>
          <text:p text:style-name="P17">Las imágenes no se almacenan en el sistema pero deben estar disponibles en algún sitio de internet y obtenerlas mediante url.</text:p>
        </text:list-item>
      </text:list>
      <text:p text:style-name="P13"/>
      <text:list xml:id="list120541683776386" text:continue-numbering="true" text:style-name="WWNum12">
        <text:list-item>
          <text:p text:style-name="P17">Las categorías por defecto del sistemas son (DEPORTES, ECONOMÍA, MOTOR, CULTURA Y OCIO, ESPAÑA, INTERNACIONAL, JUEGOS, OTROS)</text:p>
        </text:list-item>
      </text:list>
      <text:p text:style-name="P6"/>
      <text:list xml:id="list120539941614932" text:continue-numbering="true" text:style-name="WWNum12">
        <text:list-item>
          <text:p text:style-name="P15">Los banner seleccionados para estar en la página principal se elegirán aleatoriamente de entre un conjunto de banners definidos por el administrador.</text:p>
        </text:list-item>
      </text:list>
      <text:p text:style-name="P6"/>
      <text:list xml:id="list120541360533332" text:continue-numbering="true" text:style-name="WWNum12">
        <text:list-item>
          <text:p text:style-name="P15">El dinero generado por las visitas de las noticias va al saldo del periodista de la noticia.</text:p>
        </text:list-item>
      </text:list>
      <text:p text:style-name="P6"><text:soft-page-break/></text:p>
      <text:list xml:id="list120540218200919" text:continue-numbering="true" text:style-name="WWNum12">
        <text:list-item>
          <text:p text:style-name="P15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20541892645106" text:continue-numbering="true" text:style-name="WWNum12">
        <text:list-item>
          <text:p text:style-name="P17">Las fechas en el sistema serán almacenadas y mostradas con el siguiente formato: dd/MM/yyyy.</text:p>
        </text:list-item>
      </text:list>
      <text:p text:style-name="P7"/>
      <text:list xml:id="list120541039270492" text:continue-numbering="true" text:style-name="WWNum12">
        <text:list-item>
          <text:p text:style-name="P17">Los correos en el sistema serán almacenados y mostrados con el siguiente formato: nombre@dominio.</text:p>
        </text:list-item>
      </text:list>
      <text:p text:style-name="P7"/>
      <text:list xml:id="list120539971589029" text:continue-numbering="true" text:style-name="WWNum12">
        <text:list-item>
          <text:p text:style-name="P17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20541902197241" text:continue-numbering="true" text:style-name="WWNum12">
        <text:list-item>
          <text:p text:style-name="P20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20541414656347" text:continue-numbering="true" text:style-name="WWNum12">
        <text:list-item>
          <text:p text:style-name="P20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2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1T12:05:39.811615879</dc:date>
    <meta:editing-duration>PT4H10M55S</meta:editing-duration>
    <meta:editing-cycles>12</meta:editing-cycles>
    <meta:document-statistic meta:table-count="0" meta:image-count="0" meta:object-count="0" meta:page-count="6" meta:paragraph-count="141" meta:word-count="1774" meta:character-count="10626" meta:non-whitespace-character-count="9118"/>
  </office:meta>
</office:document-meta>
</file>